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43b" officeooo:paragraph-rsid="0001a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ckoff of Garage Painting</text:p>
      <text:p text:style-name="P1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20:55:16.634366697</meta:creation-date>
    <dc:date>2025-12-11T20:56:30.178077626</dc:date>
    <meta:editing-duration>PT1M16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4"/>
    <meta:generator>LibreOffice/24.2.7.2$Linux_X86_64 LibreOffice_project/420$Build-2</meta:generator>
  </office:meta>
</office:document-meta>
</file>